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5V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3V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 hig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 hig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 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 lo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abl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 hig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5V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 lo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12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rrent u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rent 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rrent w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5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12V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2:42:48.455637581</meta:creation-date>
    <dc:date>2016-12-08T14:18:44.753671782</dc:date>
    <meta:editing-duration>PT1H15M10S</meta:editing-duration>
    <meta:editing-cycles>2</meta:editing-cycles>
    <meta:generator>LibreOffice/5.1.4.2$Linux_X86_64 LibreOffice_project/10m0$Build-2</meta:generator>
    <meta:document-statistic meta:table-count="1" meta:cell-count="40" meta:object-count="0"/>
  </office:meta>
</office:document-meta>
</file>